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#00a933" fo:padding="0.097cm" fo:border="0.5pt solid #000000">
        <style:background-image/>
      </style:table-cell-properties>
    </style:style>
    <style:style style:name="Tabla1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412e6" officeooo:paragraph-rsid="001412e6"/>
    </style:style>
    <style:style style:name="P2" style:family="paragraph" style:parent-style-name="Standard">
      <style:text-properties fo:font-weight="bold" officeooo:rsid="001412e6" officeooo:paragraph-rsid="001412e6" style:font-weight-asian="bold" style:font-weight-complex="bold"/>
    </style:style>
    <style:style style:name="P3" style:family="paragraph" style:parent-style-name="Standard">
      <style:text-properties fo:color="#2a6099" loext:opacity="100%" fo:font-weight="bold" officeooo:rsid="001412e6" officeooo:paragraph-rsid="001412e6" fo:background-color="#ffff00" style:font-weight-asian="bold" style:font-weight-complex="bold"/>
    </style:style>
    <style:style style:name="P4" style:family="paragraph" style:parent-style-name="Standard">
      <style:text-properties fo:color="#2a6099" loext:opacity="100%" fo:font-weight="bold" officeooo:rsid="001412e6" officeooo:paragraph-rsid="001412e6" fo:background-color="#81d41a" style:font-weight-asian="bold" style:font-weight-complex="bold"/>
    </style:style>
    <style:style style:name="P5" style:family="paragraph" style:parent-style-name="Standard">
      <style:text-properties fo:color="#2a6099" loext:opacity="100%" fo:font-style="italic" fo:font-weight="bold" officeooo:rsid="001412e6" officeooo:paragraph-rsid="001412e6" fo:background-color="#81d41a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ffffff" loext:opacity="100%" fo:font-style="italic" fo:font-weight="bold" officeooo:rsid="001412e6" officeooo:paragraph-rsid="001412e6" fo:background-color="#ff000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ffffff" loext:opacity="100%" style:text-line-through-style="solid" style:text-line-through-type="single" fo:font-style="italic" fo:font-weight="bold" officeooo:rsid="001412e6" officeooo:paragraph-rsid="001412e6" fo:background-color="#ff0000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000000" loext:opacity="100%" fo:font-style="normal" fo:font-weight="bold" officeooo:rsid="001412e6" officeooo:paragraph-rsid="001412e6" fo:background-color="transparent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000000" loext:opacity="100%" fo:font-style="normal" fo:font-weight="bold" officeooo:rsid="001412e6" officeooo:paragraph-rsid="001412e6" fo:background-color="#ffff0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000000" loext:opacity="100%" fo:font-style="normal" fo:font-weight="bold" officeooo:rsid="001412e6" officeooo:paragraph-rsid="001412e6" fo:background-color="#ff0000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00" loext:opacity="100%" style:text-line-through-style="solid" style:text-line-through-type="single" fo:font-style="normal" fo:font-weight="bold" officeooo:rsid="001412e6" officeooo:paragraph-rsid="001412e6" fo:background-color="transparent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fo:background-color="#00a933"/>
    </style:style>
    <style:style style:name="P13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07cm" fo:min-width="0.44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65cm" fo:min-width="1.15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os dos números introducidos por teclado decir si uno es múltiplo de otro</text:p>
      <text:p text:style-name="P2"/>
      <text:p text:style-name="P2">INICIO</text:p>
      <text:p text:style-name="P1"/>
      <text:p text:style-name="P1">num1 = X</text:p>
      <text:p text:style-name="P1">num2 = Y</text:p>
      <text:p text:style-name="P1">si num2 &lt;= num1</text:p>
      <text:p text:style-name="P1"><text:tab/>si num1 %num2 = 0</text:p>
      <text:p text:style-name="P1"><text:tab/><text:tab/>imprimir num1 es múltiplo de num2</text:p>
      <text:p text:style-name="P1">si num1 &lt;= num2</text:p>
      <text:p text:style-name="P1"><text:tab/>si num2 %num1 = 0</text:p>
      <text:p text:style-name="P1"><text:tab/><text:tab/>imprimir num2 es múltiplo de num2</text:p>
      <text:p text:style-name="P1">si no </text:p>
      <text:p text:style-name="P1"><text:tab/>ninguno es múltiplo del otro</text:p>
      <text:p text:style-name="P2"/>
      <text:p text:style-name="P2">FIN</text:p>
      <text:p text:style-name="P2"/>
      <text:p text:style-name="P2">SOLUCIONARIO: OTRAS SOLUCIONES</text:p>
      <text:p text:style-name="P3"/>
      <text:p text:style-name="P4">INICIO<text:tab/><text:tab/><text:tab/><text:tab/></text:p>
      <text:p text:style-name="P5">NUM1 = 4<text:tab/><text:tab/><text:tab/><text:tab/></text:p>
      <text:p text:style-name="P5">NUM2 = 2<text:tab/><text:tab/><text:tab/><text:tab/></text:p>
      <text:p text:style-name="P5">SI NUM 1 &gt; <text:s/>NUM2 ;<text:tab/><text:tab/></text:p>
      <text:p text:style-name="P5"><text:tab/>NUM1 %NUM2 <text:tab/><text:tab/></text:p>
      <text:p text:style-name="P5">SI NO;<text:tab/><text:tab/><text:tab/><text:tab/></text:p>
      <text:p text:style-name="P5"><text:tab/>NUM2 %NUM1 <text:tab/><text:tab/></text:p>
      <text:p text:style-name="P5">FIN SI<text:tab/><text:tab/><text:tab/><text:tab/></text:p>
      <text:p text:style-name="P5">SI RESTO = 0<text:tab/><text:tab/><text:tab/></text:p>
      <text:p text:style-name="P5">IMPRIMIR “ES MÚLTIPLO”<text:tab/></text:p>
      <text:p text:style-name="P5">SI NO<text:tab/><text:tab/><text:tab/><text:tab/><text:tab/></text:p>
      <text:p text:style-name="P5">IMPRIMIR “NO ES MÚLTIPLO”<text:tab/></text:p>
      <text:p text:style-name="P5">FIN SI<text:tab/><text:tab/><text:tab/><text:tab/></text:p>
      <text:p text:style-name="P5">FIN<text:tab/><text:tab/><text:tab/><text:tab/><text:tab/></text:p>
      <text:p text:style-name="P5"/>
      <text:p text:style-name="P7">INICIO <text:tab/><text:tab/><text:tab/><text:tab/></text:p>
      <text:p text:style-name="P7">NUM1 = X<text:tab/><text:tab/><text:tab/><text:tab/></text:p>
      <text:p text:style-name="P7">NUM2 = Y<text:tab/><text:tab/><text:tab/><text:tab/></text:p>
      <text:p text:style-name="P7">MIENTRAS NUM1 &gt; NUM2<text:tab/></text:p>
      <text:p text:style-name="P7"><text:tab/>SI NUM1 %NUM2 = 0<text:tab/></text:p>
      <text:p text:style-name="P7"><text:tab/><text:tab/>IMPRIMIR ZI<text:tab/></text:p>
      <text:p text:style-name="P7"><text:tab/>SI NUM1 %NUM2 =/ 0<text:tab/></text:p>
      <text:p text:style-name="P7"><text:tab/><text:tab/>IMPRIMIR NO<text:tab/></text:p>
      <text:p text:style-name="P7">FIN MIENTRAS<text:tab/><text:tab/><text:tab/></text:p>
      <text:p text:style-name="P7">MIENTRAS NUM1 &lt; NUM2<text:tab/></text:p>
      <text:p text:style-name="P7"><text:tab/>SI NUM1 %NUM2 = 0<text:tab/></text:p>
      <text:p text:style-name="P7"><text:tab/><text:tab/>IMPRIMIR ZI<text:tab/></text:p>
      <text:p text:style-name="P7"><text:tab/>SI NUM1 %NUM2 =/ 0<text:tab/></text:p>
      <text:p text:style-name="P7"><text:tab/><text:tab/>IMPRIMIR NO<text:tab/></text:p>
      <text:p text:style-name="P6"><text:span text:style-name="T1">FIN MIENTRAS<text:tab/></text:span><text:tab/><text:tab/></text:p>
      <text:p text:style-name="P6"><text:tab/><text:tab/>*BUCLE*<text:tab/><text:tab/></text:p>
      <text:p text:style-name="P6"/>
      <text:p text:style-name="P6"/>
      <text:p text:style-name="P8"><text:soft-page-break/></text:p>
      <text:p text:style-name="P8">dado un numero del 1 al 5 visualizar 12345 y en otro caso ERROR</text:p>
      <text:p text:style-name="P11"/>
      <text:p text:style-name="P8">INICIO</text:p>
      <text:p text:style-name="P8"/>
      <text:p text:style-name="P8">numero = *introducir numero* </text:p>
      <text:p text:style-name="P8">si numero &lt;6 y &gt;0 ;</text:p>
      <text:p text:style-name="P8"><text:tab/>si numero = 1</text:p>
      <text:p text:style-name="P8"><text:tab/><text:tab/>imprimir (“uno”)</text:p>
      <text:p text:style-name="P8"><text:tab/>si numero = 2</text:p>
      <text:p text:style-name="P8"><text:tab/><text:tab/>imprimir (“dos”)</text:p>
      <text:p text:style-name="P8"><text:tab/>si numero = 3</text:p>
      <text:p text:style-name="P8"><text:tab/><text:tab/>imprimir (“tres”)</text:p>
      <text:p text:style-name="P8"><text:tab/>si numero = 4</text:p>
      <text:p text:style-name="P8"><text:tab/><text:tab/>imprimir (“cuatro”)</text:p>
      <text:p text:style-name="P8"><text:tab/>si numero = 5</text:p>
      <text:p text:style-name="P8"><text:tab/><text:tab/>imprimir (“cinco”)</text:p>
      <text:p text:style-name="P8">si no</text:p>
      <text:p text:style-name="P8"><text:tab/>imprimir (“ERROR”)</text:p>
      <text:p text:style-name="P8"/>
      <text:p text:style-name="P8">FIN</text:p>
      <text:p text:style-name="P8"/>
      <text:p text:style-name="P8">escribir un algoritmo que nos permita sumar dos números solamente si ambos números son positivos, en caso contrario error.</text:p>
      <text:p text:style-name="P8"/>
      <text:p text:style-name="P8">INICIO</text:p>
      <text:p text:style-name="P10"><draw:line text:anchor-type="paragraph" draw:z-index="4" draw:name="Línea 2" draw:style-name="gr1" draw:text-style-name="P13" svg:x1="0.034cm" svg:y1="3.885cm" svg:x2="15.071cm" svg:y2="0.004cm"><text:p/></draw:line><draw:line text:anchor-type="paragraph" draw:z-index="3" draw:name="Línea 1" draw:style-name="gr1" draw:text-style-name="P13" svg:x1="0.034cm" svg:y1="0.004cm" svg:x2="15.071cm" svg:y2="3.885cm"><text:p/></draw:line><text:tab/><text:tab/><text:tab/><text:tab/><text:tab/><text:tab/><text:tab/> <text:s text:c="5"/>si<text:tab/><text:tab/><text:tab/><text:tab/><text:tab/></text:p>
      <text:p text:style-name="P10"><draw:custom-shape text:anchor-type="paragraph" draw:z-index="0" draw:name="Forma 1" draw:style-name="gr3" svg:width="1.324cm" svg:height="0.53cm" svg:x="3.503cm" svg:y="0.1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a 2" draw:style-name="gr3" svg:width="1.324cm" svg:height="0.53cm" svg:x="9.05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ertar numeros<text:tab/><text:tab/>ambos son positivos?<text:tab/> <text:s text:c="3"/>Sumar numeros entre si<text:tab/></text:p>
      <text:p text:style-name="P10"><draw:custom-shape text:anchor-type="paragraph" draw:z-index="2" draw:name="Forma 3" draw:style-name="gr2" svg:width="0.897cm" svg:height="1.837cm" svg:x="6.045cm" svg:y="0.4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text:tab/><text:tab/><text:tab/><text:tab/><text:tab/><text:tab/><text:tab/></text:p>
      <text:p text:style-name="P9"><text:tab/><text:tab/><text:tab/><text:tab/><text:tab/><text:tab/><text:tab/><text:tab/><text:tab/><text:tab/><text:tab/><text:tab/></text:p>
      <text:p text:style-name="P9"><text:tab/><text:tab/><text:tab/><text:tab/><text:tab/>S <text:s text:c="2"/>no<text:tab/><text:tab/><text:tab/><text:tab/><text:tab/><text:tab/><text:tab/></text:p>
      <text:p text:style-name="P9"><text:tab/><text:tab/><text:tab/><text:tab/><text:tab/><text:tab/><text:tab/><text:tab/><text:tab/><text:tab/><text:tab/><text:tab/></text:p>
      <text:p text:style-name="P10"><text:tab/><text:tab/><text:tab/><text:tab/><text:tab/><text:tab/><text:tab/><text:tab/><text:tab/><text:tab/><text:tab/><text:tab/></text:p>
      <text:p text:style-name="P10"><text:tab/><text:tab/><text:tab/><text:tab/> <text:s text:c="7"/>ERROR<text:tab/><text:tab/><text:tab/><text:tab/><text:tab/><text:tab/><text:tab/></text:p>
      <text:p text:style-name="P10"><text:tab/><text:tab/><text:tab/><text:tab/><text:tab/><text:tab/><text:tab/><text:tab/><text:tab/><text:tab/><text:tab/><text:tab/></text:p>
      <text:p text:style-name="P8"/>
      <text:p text:style-name="P8">INICIO</text:p>
      <text:p text:style-name="P8">num1 = X</text:p>
      <text:p text:style-name="P8">num2 = Y</text:p>
      <text:p text:style-name="P8"/>
      <text:p text:style-name="P8">si num1 y num2 &gt;= 0 </text:p>
      <text:p text:style-name="P8"><text:tab/>suma = num1 + num2</text:p>
      <text:p text:style-name="P8">si no</text:p>
      <text:p text:style-name="P8"><text:tab/>uno de los números no es positivo</text:p>
      <text:p text:style-name="P8">FIN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E1" office:value-type="string">
            <text:p text:style-name="P12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  <table:table-cell table:style-name="Tabla1.E3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5:55:33.766000000</meta:creation-date>
    <dc:date>2023-09-26T17:44:57.335000000</dc:date>
    <meta:editing-duration>PT1H49M24S</meta:editing-duration>
    <meta:editing-cycles>1</meta:editing-cycles>
    <meta:document-statistic meta:table-count="1" meta:image-count="0" meta:object-count="0" meta:page-count="2" meta:paragraph-count="80" meta:word-count="267" meta:character-count="1476" meta:non-whitespace-character-count="1044"/>
    <meta:generator>LibreOffice/7.6.1.2$Windows_x86 LibreOffice_project/f5defcebd022c5bc36bbb79be232cb6926d8f674</meta:generator>
  </office:meta>
</office:document-meta>
</file>